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423df" officeooo:paragraph-rsid="000423d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erificar las rutas de los componentes</text:p>
      <text:p text:style-name="P1"/>
      <text:p text:style-name="P1">instalar nmp install react-router-dom</text:p>
      <text:p text:style-name="P1"/>
      <text:p text:style-name="P1">todas las dependencis estan en : “node_modules”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7T20:09:43.826618771</meta:creation-date>
    <dc:date>2019-08-27T20:11:37.458684204</dc:date>
    <meta:editing-duration>PT1M55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3" meta:word-count="17" meta:character-count="122" meta:non-whitespace-character-count="108"/>
  </office:meta>
</office:document-meta>
</file>